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/>
            <text:p text:style-name="P1"><text:span text:style-name="T1">Getting Started With Arduino</text:span><text:line-break/><text:line-break/>Brad Kelly <text:line-break/>Matt Plavcan</text:p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what is an Arduino</text:p>
              </text:list-item>
              <text:list-item>
                <text:p>Understand what Arduino can do</text:p>
              </text:list-item>
              <text:list-item>
                <text:p>Learn how to program an Arduino</text:p>
              </text:list-item>
              <text:list-item>
                <text:p>Using an Arduino to monitor a real-world device</text:p>
              </text:list-item>
              <text:list-item>
                <text:p>Using an Arduino to drive a real world de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4:27:25.505000000</meta:creation-date>
    <dc:date>2016-11-20T14:59:33.837000000</dc:date>
    <meta:editing-duration>PT21M56S</meta:editing-duration>
    <meta:editing-cycles>3</meta:editing-cycles>
    <meta:generator>LibreOffice/5.2.3.3$Windows_x86 LibreOffice_project/d54a8868f08a7b39642414cf2c8ef2f228f780cf</meta:generator>
    <meta:document-statistic meta:object-count="41"/>
  </office:meta>
</office:document-meta>
</file>